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2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71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647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2pt" fo:text-shadow="none" fo:font-weight="normal" style:font-size-asian="32pt" style:font-weight-asian="normal" style:font-size-complex="32pt" style:font-weight-complex="normal"/>
    </style:style>
    <style:style style:name="P8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1.27cm" fo:margin-right="0cm" fo:margin-top="0cm" fo:margin-bottom="0cm" fo:text-align="center" fo:text-indent="-1.27cm" style:text-autospace="none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P14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Segoe UI" fo:font-size="36pt" fo:text-shadow="none" fo:font-weight="normal" style:font-name-asian="Segoe UI1" style:font-size-asian="36pt" style:font-weight-asian="normal" style:font-name-complex="Segoe UI1" style:font-size-complex="36pt" style:font-weight-complex="normal"/>
    </style:style>
    <style:style style:name="T6" style:family="text">
      <style:text-properties fo:color="#ffffff" style:font-name="Segoe UI" fo:font-size="36pt" fo:text-shadow="1pt 1pt" fo:font-weight="normal" style:font-name-asian="Segoe UI1" style:font-size-asian="36pt" style:font-weight-asian="normal" style:font-name-complex="Segoe UI1" style:font-size-complex="36pt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Mang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36pt" fo:font-style="normal" fo:text-shadow="1pt 1pt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Mangal" style:font-size-complex="35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824cm">
          <draw:text-box>
            <text:p text:style-name="P1"><text:span text:style-name="T1">Hymn #525</text:span></text:p>
            <text:p text:style-name="P1"><text:span text:style-name="T2">“</text:span><text:span text:style-name="T2">Crown Him with Many Crowns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146cm" svg:height="7.366cm" svg:x="1.456cm" svg:y="0.762cm">
          <draw:text-box>
            <text:p text:style-name="P1"><text:span text:style-name="T3">1. </text:span><text:span text:style-name="T4">Crown Him with many crowns,</text:span><text:span text:style-name="T4"><text:line-break/></text:span><text:span text:style-name="T4">The Lamb upon His throne;</text:span><text:span text:style-name="T4"><text:line-break/></text:span><text:span text:style-name="T4">Hark how the heav’nly anthem drowns</text:span><text:span text:style-name="T4"><text:line-break/></text:span><text:span text:style-name="T4">All music but its own</text:span><text:span text:style-name="T5">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146cm" svg:height="7.011cm" svg:x="1.524cm" svg:y="0.951cm">
          <draw:text-box>
            <text:p text:style-name="P1"><text:span text:style-name="T4">Awake, my soul, and sing</text:span><text:span text:style-name="T4"><text:line-break/></text:span><text:span text:style-name="T4">Of Him who died for thee,</text:span><text:span text:style-name="T4"><text:line-break/></text:span><text:span text:style-name="T4">And hail Him as thy matchless king</text:span></text:p>
            <text:p text:style-name="P1"><text:span text:style-name="T4">Through all etern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7" draw:layer="layout" svg:width="25.146cm" svg:height="7.506cm" svg:x="1.524cm" svg:y="0.876cm">
          <draw:text-box>
            <text:p text:style-name="P6"><text:span text:style-name="T7">2. </text:span><text:span text:style-name="T8">Crown Him the virgin’s Son,</text:span><text:span text:style-name="T8"><text:line-break/></text:span><text:span text:style-name="T8">The God incarnate born,</text:span></text:p>
            <text:p text:style-name="P6"><text:span text:style-name="T8">Whose arm those crimson trophies won</text:span><text:span text:style-name="T8"><text:line-break/></text:span><text:span text:style-name="T8">Which now His brow adorn: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4" draw:text-style-name="P8" draw:layer="layout" svg:width="25.146cm" svg:height="7.011cm" svg:x="1.524cm" svg:y="1.103cm">
          <draw:text-box>
            <text:p text:style-name="P6"><text:span text:style-name="T8">Fruit of the mystic rose,</text:span><text:span text:style-name="T8"><text:line-break/></text:span><text:span text:style-name="T8">Yet of that rose the stem,</text:span><text:span text:style-name="T8"><text:line-break/></text:span><text:span text:style-name="T8">The root whence mercy ever flows,</text:span><text:span text:style-name="T8"><text:line-break/></text:span><text:span text:style-name="T8">The babe of Bethle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10" draw:layer="layout" svg:width="25.146cm" svg:height="8.514cm" svg:x="1.524cm" svg:y="0.63cm">
          <draw:text-box>
            <text:p text:style-name="P9"><text:span text:style-name="T7">3. </text:span><text:span text:style-name="T8">Crown Him the Lord of love.</text:span></text:p>
            <text:p text:style-name="P9"><text:span text:style-name="T8">Behold His hands and side,</text:span></text:p>
            <text:p text:style-name="P9"><text:span text:style-name="T8">Rich wounds, yet visible above,</text:span></text:p>
            <text:p text:style-name="P9"><text:span text:style-name="T8">In beauty glorified.</text:span><text:span text:style-name="T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7" draw:text-style-name="P11" draw:layer="layout" svg:width="25.146cm" svg:height="6.964cm" svg:x="1.524cm" svg:y="1.016cm">
          <draw:text-box>
            <text:p text:style-name="P9"><text:span text:style-name="T8">No angels in the sky</text:span></text:p>
            <text:p text:style-name="P1"><text:span text:style-name="T8">Can fully bear that sight,</text:span><text:span text:style-name="T8"><text:line-break/></text:span><text:span text:style-name="T10">But downward bend their wond’ring eyes</text:span></text:p>
            <text:p text:style-name="P9"><text:span text:style-name="T8">At mysteries so br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6" draw:text-style-name="P12" draw:layer="layout" svg:width="25.146cm" svg:height="8.514cm" svg:x="1.41cm" svg:y="0.762cm">
          <draw:text-box>
            <text:p text:style-name="P1"><text:span text:style-name="T7">4. </text:span><text:span text:style-name="T8">Crown Him the Lord of life,</text:span><text:span text:style-name="T8"><text:line-break/></text:span><text:span text:style-name="T8">Who triumphed o’er the grave</text:span><text:span text:style-name="T8"><text:line-break/></text:span><text:span text:style-name="T8">And rose victorious in the strife</text:span><text:span text:style-name="T8"><text:line-break/></text:span><text:span text:style-name="T8">For those He came to sa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4" draw:text-style-name="P5" draw:layer="layout" svg:width="25.146cm" svg:height="7.011cm" svg:x="1.501cm" svg:y="0.932cm">
          <draw:text-box>
            <text:p text:style-name="P1"><text:span text:style-name="T8">His glories now we sing,</text:span><text:span text:style-name="T8"><text:line-break/></text:span><text:span text:style-name="T8">Who died and rose on high,</text:span><text:span text:style-name="T8"><text:line-break/></text:span><text:span text:style-name="T8">Who died eternal life to bring</text:span><text:span text:style-name="T8"><text:line-break/></text:span><text:span text:style-name="T8">And lives that death may di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13" draw:layer="layout" svg:width="25.146cm" svg:height="7.366cm" svg:x="1.501cm" svg:y="0.924cm">
          <draw:text-box>
            <text:p text:style-name="P1"><text:span text:style-name="T7">5. </text:span><text:span text:style-name="T8">Crown Him the Lord of heav’n,</text:span></text:p>
            <text:p text:style-name="P1"><text:span text:style-name="T8">Enthroned in worlds above,</text:span><text:span text:style-name="T8"><text:line-break/></text:span><text:span text:style-name="T8">Crown Him the king to whom is giv’n</text:span></text:p>
            <text:p text:style-name="P1"><text:span text:style-name="T8">The wondrous name of Lov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8" draw:text-style-name="P4" draw:layer="layout" svg:width="25.146cm" svg:height="11.897cm" svg:x="1.524cm" svg:y="1.065cm">
          <draw:text-box>
            <text:p text:style-name="P1"><text:span text:style-name="T8">Crown Him with many crowns</text:span></text:p>
            <text:p text:style-name="P1"><text:span text:style-name="T8">As thrones before Him fall;</text:span><text:span text:style-name="T8"><text:line-break/></text:span><text:span text:style-name="T8">Crown Him, ye kings, with many crowns,</text:span></text:p>
            <text:p text:style-name="P1"><text:span text:style-name="T8">For He is king of all.</text:span></text:p>
            <text:p text:style-name="P14"><text:span text:style-name="T11"><text:line-break/></text:span><text:span text:style-name="T11"/></text:p>
            <text:p text:style-name="P14"><text:span text:style-name="T12"/></text:p>
            <text:p text:style-name="P14"><text:span text:style-name="T12"><text:s text:c="10"/></text:span><text:span text:style-name="T12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600000003606B332E6CEF1541E5.bmp" xlink:type="simple" xlink:show="embed" xlink:actuate="onLoad"/>
    <draw:fill-image draw:name="Bitmap_20_11" draw:display-name="Bitmap 1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21:53:58.050000000</meta:creation-date>
    <dc:title>Hymn template</dc:title>
    <meta:editing-duration>PT28M16S</meta:editing-duration>
    <meta:editing-cycles>18</meta:editing-cycles>
    <meta:generator>LibreOffice/6.0.1.1$Windows_X86_64 LibreOffice_project/60bfb1526849283ce2491346ed2aa51c465abfe6</meta:generator>
    <meta:initial-creator>Arthur Hoch</meta:initial-creator>
    <dc:date>2018-05-02T22:35:47.391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4-15T21:53:57.769000000"/>
  </office:meta>
</office:document-meta>
</file>